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70000">
            <text:p>7000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444.6310629515">
            <text:p>3444.6310629515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9844.6310629515">
            <text:p>9844.63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650">
            <text:p>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table:number-columns-repeated="2"/>
          <table:table-cell table:style-name="ce2" table:formula="of:=SUM([.B45:.F45])" office:value-type="float" office:value="18600">
            <text:p>18600</text:p>
          </table:table-cell>
          <table:table-cell table:style-name="ce8" table:formula="of:=SUM([.B65:.F65])" office:value-type="float" office:value="1280.83333333333">
            <text:p>1280.83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1280.83333333333">
            <text:p>1280.83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1280.83333333333">
            <text:p>1280.83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65:.F65])" office:value-type="float" office:value="1280.83333333333">
            <text:p>1280.83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65];[.F65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E65];[.F65])" office:value-type="float" office:value="393.333333333333">
            <text:p>393.33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/>
          <table:table-cell table:style-name="ce2"/>
          <table:table-cell table:style-name="ce3" table:formula="of:=SUM([.B65:.F65])" office:value-type="float" office:value="1280.83333333333">
            <text:p>1280.83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1280.83333333333">
            <text:p>1280.83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office:value-type="string">
            <text:p>- Gayane</text:p>
          </table:table-cell>
          <table:table-cell/>
          <table:table-cell table:style-name="ce2" table:number-columns-repeated="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1280.83333333333">
            <text:p>1280.83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887.5">
            <text:p>887.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table:number-columns-repeated="3"/>
          <table:table-cell table:formula="of:=SUM([.C65];[.E65];[.F64];[.F65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3"/>
          <table:table-cell office:value-type="string">
            <text:p>-Hamlet</text:p>
          </table:table-cell>
          <table:table-cell table:number-columns-repeated="3"/>
          <table:table-cell table:formula="of:=SUM([.B65:.F65])" office:value-type="float" office:value="1280.83333333333">
            <text:p>1280.83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280.83333333333">
            <text:p>1280.83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280.83333333333">
            <text:p>1280.83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280.83333333333">
            <text:p>1280.83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280.83333333333">
            <text:p>1280.83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)" office:value-type="float" office:value="393.333333333333">
            <text:p>393.33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7" office:value-type="float" office:value="0">
            <text:p>0</text:p>
          </table:table-cell>
          <table:table-cell table:style-name="ce2" table:formula="of:=[.F45]/17" office:value-type="float" office:value="0">
            <text:p>0</text:p>
          </table:table-cell>
          <table:table-cell/>
          <table:table-cell table:style-name="ce2" table:formula="of:=SUM([.H45:.H64])" office:value-type="float" office:value="18600">
            <text:p>186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11/18/2015</text:date>, <text:time>12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8T12:02:17</dc:date>
    <meta:editing-duration>P2DT8H37M36S</meta:editing-duration>
    <meta:editing-cycles>1209</meta:editing-cycles>
    <meta:generator>OpenOffice/4.1.1$Unix OpenOffice.org_project/411m6$Build-9775</meta:generator>
    <dc:creator>employee employee</dc:creator>
    <meta:document-statistic meta:table-count="9" meta:cell-count="2802" meta:object-count="0"/>
  </office:meta>
</office:document-meta>
</file>